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python</text:p>
          </table:table-cell>
        </table:table-row>
        <table:table-row table:style-name="ro2">
          <table:table-cell/>
          <table:table-cell table:style-name="ce1" office:value-type="string" calcext:value-type="string">
            <text:p>Pseudo C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act(e|è)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(i|î)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(é|e)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ol(é|e)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de|nu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actère $variable = $caractè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(i|î)ne $variable = $chaî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ier $variable = $enti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(é|e)el $variable = $ré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ol(é|e)en $variable = $boolé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actère $vari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(i|î)ne $vari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tier $vari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(é|e)el $vari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ol(é|e)en $vari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$type $variable[$entier] = {$valeur,…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$type $variable[$entier][$entier] = <text:s/>{{$valeur,…},{$valeur,…}}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nction $nom($type $variable) retourne $typ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cedure $nom($type parametre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 $condition Al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non si $condition Al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non si $condition Al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ntQue $condition Al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Tant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lon $variable Alo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s $cas 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i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fa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Sel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ur element dans Tableau F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ur $variable dans [a,b] (Inverse)F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ur $variable dans [a,b,Saut] F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Po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n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boolean" office:boolean-value="true" calcext:value-type="boolean">
            <text:p>VRAI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boolean" office:boolean-value="false" calcext:value-type="boolean">
            <text:p>FAU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4:07:49.163510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9:16:35.421000000</meta:creation-date>
    <dc:date>2015-09-24T14:10:40.553325710</dc:date>
    <meta:editing-duration>PT17M5S</meta:editing-duration>
    <meta:editing-cycles>4</meta:editing-cycles>
    <meta:generator>LibreOffice/5.0.1.2$Linux_X86_64 LibreOffice_project/00m0$Build-2</meta:generator>
    <meta:document-statistic meta:table-count="1" meta:cell-count="46" meta:object-count="0"/>
  </office:meta>
</office:document-meta>
</file>